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xd.adobe.com/view/ed64bae3-368d-4cbc-af5e-d5c9e1fe3e88-b837/screen/e72050d9-a686-4353-b932-993edf184869/spec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0:06:49.346959699</meta:creation-date>
    <dc:date>2022-11-10T10:08:16.762251093</dc:date>
    <meta:editing-duration>PT1M28S</meta:editing-duration>
    <meta:editing-cycles>1</meta:editing-cycles>
    <meta:document-statistic meta:table-count="0" meta:image-count="0" meta:object-count="0" meta:page-count="1" meta:paragraph-count="1" meta:word-count="1" meta:character-count="118" meta:non-whitespace-character-count="118"/>
    <meta:generator>LibreOffice/6.4.7.2$Linux_X86_64 LibreOffice_project/40$Build-2</meta:generator>
  </office:meta>
</office:document-meta>
</file>